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57a4"/>
    </style:style>
    <style:style style:name="P2" style:family="paragraph" style:parent-style-name="Standard">
      <style:text-properties officeooo:paragraph-rsid="000ec5f7"/>
    </style:style>
    <style:style style:name="T1" style:family="text">
      <style:text-properties officeooo:rsid="000d57a4"/>
    </style:style>
    <style:style style:name="T2" style:family="text">
      <style:text-properties officeooo:rsid="000ec5f7"/>
    </style:style>
    <style:style style:name="T3" style:family="text">
      <style:text-properties officeooo:rsid="000f3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TITLE: <text:span text:style-name="T1">LOCATE</text:span></text:p>
      <text:p text:style-name="Standard"/>
      <text:p text:style-name="Standard">1st week:</text:p>
      <text:p text:style-name="Standard"><text:tab/>Problem Identification</text:p>
      <text:p text:style-name="Standard"><text:tab/>Project title submission</text:p>
      <text:p text:style-name="Standard"/>
      <text:p text:style-name="Standard">2nd week:</text:p>
      <text:p text:style-name="Standard"><text:tab/>Prepare the project workplan</text:p>
      <text:p text:style-name="Standard"/>
      <text:p text:style-name="Standard">3rd week:</text:p>
      <text:p text:style-name="Standard"><text:s text:c="12"/><text:span text:style-name="T2">Project presentation </text:span></text:p>
      <text:p text:style-name="Standard"><text:tab/><text:span text:style-name="T2">Environment preparations</text:span></text:p>
      <text:p text:style-name="Standard"><text:tab/>Pre<text:span text:style-name="T1">paring paper prototype</text:span></text:p>
      <text:p text:style-name="Standard"><text:tab/><text:span text:style-name="T1">Research on similar platforms</text:span></text:p>
      <text:p text:style-name="Standard"><text:tab/></text:p>
      <text:p text:style-name="Standard">4th week</text:p>
      <text:p text:style-name="Standard"><text:tab/>Back-end development <text:span text:style-name="T1">(CodeIgniter PHP) </text:span></text:p>
      <text:p text:style-name="Standard"><text:s text:c="18"/><text:span text:style-name="T1">log in and sign up </text:span></text:p>
      <text:p text:style-name="Standard"><text:s text:c="18"/><text:span text:style-name="T1">User model phase 1 </text:span></text:p>
      <text:p text:style-name="Standard"><text:s text:c="18"/><text:span text:style-name="T1">owner model phase 1</text:span></text:p>
      <text:p text:style-name="P1"><text:tab/> </text:p>
      <text:p text:style-name="P1"><text:s/>5th week:</text:p>
      <text:p text:style-name="Standard"><text:tab/><text:span text:style-name="T1">Back-end development <text:s/>( codeIngniter PHP)</text:span></text:p>
      <text:p text:style-name="Standard"><text:s text:c="17"/><text:span text:style-name="T1">payment model <text:s/></text:span></text:p>
      <text:p text:style-name="Standard"><text:s text:c="17"/><text:span text:style-name="T1">user model phase 2 </text:span></text:p>
      <text:p text:style-name="Standard"><text:s text:c="17"/><text:span text:style-name="T1">owner model phase 2</text:span></text:p>
      <text:p text:style-name="Standard"/>
      <text:p text:style-name="Standard">6th Week:</text:p>
      <text:p text:style-name="Standard"><text:tab/>Front-end development <text:span text:style-name="T1">( React )</text:span></text:p>
      <text:p text:style-name="Standard"><text:s text:c="20"/><text:span text:style-name="T1">log in and sign up <text:s text:c="3"/></text:span></text:p>
      <text:p text:style-name="Standard"><text:s text:c="20"/><text:span text:style-name="T1">user views phase 1 </text:span></text:p>
      <text:p text:style-name="Standard"><text:s text:c="20"/><text:span text:style-name="T1">owner views phase 1 </text:span></text:p>
      <text:p text:style-name="Standard"><text:s text:c="20"/><text:span text:style-name="T2">payment </text:span></text:p>
      <text:p text:style-name="Standard"><text:tab/> </text:p>
      <text:p text:style-name="Standard">7th Week:</text:p>
      <text:p text:style-name="Standard"><text:tab/><text:span text:style-name="T1">Front end <text:s/></text:span></text:p>
      <text:p text:style-name="Standard"><text:s text:c="17"/><text:span text:style-name="T2">user view phase 2 </text:span></text:p>
      <text:p text:style-name="Standard"><text:s text:c="17"/><text:span text:style-name="T2">owner view phase 2 </text:span></text:p>
      <text:p text:style-name="Standard"><text:s text:c="17"/><text:span text:style-name="T2">owner view phase 2</text:span></text:p>
      <text:p text:style-name="Standard"/>
      <text:p text:style-name="Standard"/>
      <text:p text:style-name="Standard">8th Week: </text:p>
      <text:p text:style-name="Standard"><text:s text:c="12"/><text:span text:style-name="T2">Testing the releasing Pre-Alpha version </text:span></text:p>
      <text:p text:style-name="Standard"><text:s/><text:tab/>Documentations</text:p>
      <text:p text:style-name="Standard"/>
      <text:p text:style-name="Standard">9th Week </text:p>
      <text:p text:style-name="Standard"><text:tab/><text:span text:style-name="T2">Debugging <text:s/>and improving the platform </text:span></text:p>
      <text:p text:style-name="Standard"><text:s text:c="13"/><text:span text:style-name="T2">Release Alpha version </text:span></text:p>
      <text:p text:style-name="Standard"><text:s text:c="12"/><text:span text:style-name="T2">release the se </text:span></text:p>
      <text:p text:style-name="P2">10th Week: </text:p>
      <text:p text:style-name="P2"><text:s text:c="12"/><text:span text:style-name="T2">Release Beta version <text:s/></text:span></text:p>
      <text:p text:style-name="P2"><text:s text:c="12"/><text:span text:style-name="T3">Debugging </text:span></text:p>
      <text:p text:style-name="Standard"/>
      <text:p text:style-name="Standard">11th Week: <text:s/></text:p>
      <text:p text:style-name="Standard"><text:s text:c="12"/><text:span text:style-name="T3">Release of final version <text:s/></text:span></text:p>
      <text:p text:style-name="Standard"><text:s text:c="12"/><text:span text:style-name="T3">Documentation</text:span></text:p>
      <text:p text:style-name="Standard"><text:tab/>Submit<text:span text:style-name="T3">ting the final ver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4:17:22.763650027</meta:creation-date>
    <dc:date>2019-04-12T04:41:39.008940663</dc:date>
    <meta:editing-duration>PT2M5S</meta:editing-duration>
    <meta:editing-cycles>1</meta:editing-cycles>
    <meta:document-statistic meta:table-count="0" meta:image-count="0" meta:object-count="0" meta:page-count="1" meta:paragraph-count="49" meta:word-count="140" meta:character-count="1235" meta:non-whitespace-character-count="754"/>
    <meta:generator>LibreOffice/6.0.3.2$Linux_X86_64 LibreOffice_project/00m0$Build-2</meta:generator>
  </office:meta>
</office:document-meta>
</file>